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5.72mm"/>
    </style:style>
    <style:style style:name="co8" style:family="table-column">
      <style:table-column-properties fo:break-before="auto" style:column-width="4.62mm"/>
    </style:style>
    <style:style style:name="co9" style:family="table-column">
      <style:table-column-properties fo:break-before="auto" style:column-width="5.9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>
      <style:text-properties fo:color="#00508f" fo:font-size="13pt" style:font-size-asian="13pt" style:font-size-complex="13pt"/>
    </style:style>
    <style:style style:name="ce3" style:family="table-cell" style:parent-style-name="Default">
      <style:text-properties fo:color="#ce181e" fo:font-size="13pt" style:font-size-asian="13pt" style:font-size-complex="13pt"/>
    </style:style>
    <style:style style:name="ce4" style:family="table-cell" style:parent-style-name="Default" style:data-style-name="N4">
      <style:text-properties fo:color="#ce181e"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color="#00508f" fo:font-size="13pt" style:font-size-asian="13pt" style:font-size-complex="13pt"/>
    </style:style>
    <style:style style:name="ce11" style:family="table-cell" style:parent-style-name="Default">
      <style:text-properties fo:color="#00508f" fo:font-size="13pt" style:font-size-asian="13pt" style:font-size-complex="13pt"/>
    </style:style>
    <style:style style:name="ce12" style:family="table-cell" style:parent-style-name="Default" style:data-style-name="N61">
      <style:text-properties fo:color="#00508f" fo:font-size="13pt" style:font-size-asian="13pt" style:font-size-complex="13pt"/>
    </style:style>
    <style:style style:name="ce13" style:family="table-cell" style:parent-style-name="Default">
      <style:text-properties fo:color="#ce181e" fo:font-size="13pt" style:font-size-asian="13pt" style:font-size-complex="13pt"/>
    </style:style>
    <style:style style:name="ce14" style:family="table-cell" style:parent-style-name="Default" style:data-style-name="N4">
      <style:text-properties fo:color="#ce181e" fo:font-size="13pt" style:font-size-asian="13pt" style:font-size-complex="13pt"/>
    </style:style>
    <style:style style:name="ce15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2"/>
        <table:table-column table:style-name="co4" table:default-cell-style-name="ce13"/>
        <table:table-column table:style-name="co5" table:default-cell-style-name="ce13"/>
        <table:table-column table:style-name="co4" table:default-cell-style-name="ce14"/>
        <table:table-column table:style-name="co4" table:default-cell-style-name="ce15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 text:c="21"/></text:p>
          </table:table-cell>
          <table:table-cell table:style-name="ce11" office:value-type="string" calcext:value-type="string">
            <text:p>IncMSE</text:p>
          </table:table-cell>
          <table:table-cell table:number-columns-repeated="2"/>
          <table:table-cell table:style-name="ce13" office:value-type="string" calcext:value-type="string">
            <text:p><text:s/>IncNodePurit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0.0378326304" calcext:value-type="float">
            <text:p>3.78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11.8395856" calcext:value-type="float">
            <text:p>11.84</text:p>
          </table:table-cell>
          <table:table-cell table:formula="of:=[.A2]+[.D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0.0343291905" calcext:value-type="float">
            <text:p>3.43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10.710593" calcext:value-type="float">
            <text:p>10.71</text:p>
          </table:table-cell>
          <table:table-cell table:formula="of:=[.A3]+[.D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0.0153304715" calcext:value-type="float">
            <text:p>1.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8.5758509" calcext:value-type="float">
            <text:p>8.58</text:p>
          </table:table-cell>
          <table:table-cell table:formula="of:=[.A4]+[.D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inine_phosphokinase</text:p>
          </table:table-cell>
          <table:table-cell office:value-type="float" office:value="0.0007272733" calcext:value-type="float">
            <text:p>7.27E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inine_phosphokinase</text:p>
          </table:table-cell>
          <table:table-cell office:value-type="float" office:value="7.2593743" calcext:value-type="float">
            <text:p>7.26</text:p>
          </table:table-cell>
          <table:table-cell table:formula="of:=[.A5]+[.D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um_sodium</text:p>
          </table:table-cell>
          <table:table-cell office:value-type="float" office:value="0.0071956355" calcext:value-type="float">
            <text:p>7.20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um_sodium</text:p>
          </table:table-cell>
          <table:table-cell office:value-type="float" office:value="6.4926709" calcext:value-type="float">
            <text:p>6.49</text:p>
          </table:table-cell>
          <table:table-cell table:formula="of:=[.A6]+[.D6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float" office:value="0.0016350299" calcext:value-type="float">
            <text:p>1.64E-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der</text:p>
          </table:table-cell>
          <table:table-cell office:value-type="float" office:value="1.1173999" calcext:value-type="float">
            <text:p>1.12</text:p>
          </table:table-cell>
          <table:table-cell table:formula="of:=[.A7]+[.D7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elets</text:p>
          </table:table-cell>
          <table:table-cell office:value-type="float" office:value="0.0002469159" calcext:value-type="float">
            <text:p>2.47E-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telets</text:p>
          </table:table-cell>
          <table:table-cell office:value-type="float" office:value="6.795239" calcext:value-type="float">
            <text:p>6.80</text:p>
          </table:table-cell>
          <table:table-cell table:formula="of:=[.A8]+[.D8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ood_pressure</text:p>
          </table:table-cell>
          <table:table-cell office:value-type="float" office:value="-0.0016778941" calcext:value-type="float">
            <text:p>-1.68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_pressure</text:p>
          </table:table-cell>
          <table:table-cell office:value-type="float" office:value="1.1294122" calcext:value-type="float">
            <text:p>1.13</text:p>
          </table:table-cell>
          <table:table-cell table:formula="of:=[.A9]+[.D9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oking</text:p>
          </table:table-cell>
          <table:table-cell office:value-type="float" office:value="0.0003681428" calcext:value-type="float">
            <text:p>3.68E-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oking</text:p>
          </table:table-cell>
          <table:table-cell office:value-type="float" office:value="0.9481442" calcext:value-type="float">
            <text:p>0.95</text:p>
          </table:table-cell>
          <table:table-cell table:formula="of:=[.A10]+[.D1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emia</text:p>
          </table:table-cell>
          <table:table-cell office:value-type="float" office:value="-0.0005908551" calcext:value-type="float">
            <text:p>-5.91E-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emia</text:p>
          </table:table-cell>
          <table:table-cell office:value-type="float" office:value="1.0617441" calcext:value-type="float">
            <text:p>1.06</text:p>
          </table:table-cell>
          <table:table-cell table:formula="of:=[.A11]+[.D11]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abetes</text:p>
          </table:table-cell>
          <table:table-cell office:value-type="float" office:value="-0.0001414002" calcext:value-type="float">
            <text:p>-1.41E-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es</text:p>
          </table:table-cell>
          <table:table-cell office:value-type="float" office:value="1.0249345" calcext:value-type="float">
            <text:p>1.02</text:p>
          </table:table-cell>
          <table:table-cell table:formula="of:=[.A12]+[.D12]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tex" table:style-name="ta1">
        <table:table-column table:style-name="co4" table:number-columns-repeated="2" table:default-cell-style-name="Default"/>
        <table:table-column table:style-name="co6" table:default-cell-style-name="ce1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number-columns-repeated="1012" table:default-cell-style-name="Default"/>
        <table:table-row table:style-name="ro2" table:number-rows-repeated="8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inal position</text:p>
          </table:table-cell>
          <table:table-cell table:style-name="ce11"/>
          <table:table-cell office:value-type="string" calcext:value-type="string">
            <text:p>feature</text:p>
          </table:table-cell>
          <table:table-cell table:style-name="ce11"/>
          <table:table-cell table:style-name="ce11" office:value-type="string" calcext:value-type="string">
            <text:p>IncMSE</text:p>
          </table:table-cell>
          <table:table-cell table:style-name="ce11"/>
          <table:table-cell table:style-name="ce11" office:value-type="string" calcext:value-type="string">
            <text:p>IncMSE_pos</text:p>
          </table:table-cell>
          <table:table-cell table:style-name="ce11"/>
          <table:table-cell table:style-name="ce13" office:value-type="string" calcext:value-type="string">
            <text:p><text:s/>IncNodePurity</text:p>
          </table:table-cell>
          <table:table-cell table:style-name="ce13"/>
          <table:table-cell table:style-name="ce13" office:value-type="string" calcext:value-type="string">
            <text:p><text:s/>IncNodePurity_po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serum_creatinine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378326304" calcext:value-type="float">
            <text:p>3.78E-02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11.8395856" calcext:value-type="float">
            <text:p>11.84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jection_fraction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343291905" calcext:value-type="float">
            <text:p>3.43E-02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10.710593" calcext:value-type="float">
            <text:p>10.71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153304715" calcext:value-type="float">
            <text:p>1.53E-02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8.5758509" calcext:value-type="float">
            <text:p>8.58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creatinine_phosphokinase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007272733" calcext:value-type="float">
            <text:p>7.27E-04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7.2593743" calcext:value-type="float">
            <text:p>7.26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serum_sodium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071956355" calcext:value-type="float">
            <text:p>7.20E-03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6.4926709" calcext:value-type="float">
            <text:p>6.49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016350299" calcext:value-type="float">
            <text:p>1.64E-03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1.1173999" calcext:value-type="float">
            <text:p>1.12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002469159" calcext:value-type="float">
            <text:p>2.47E-04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6.795239" calcext:value-type="float">
            <text:p>6.80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\\</text:p>
          </table:table-cell>
          <table:table-cell table:style-name="ce11"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blood_pressure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-0.0016778941" calcext:value-type="float">
            <text:p>-1.68E-03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1.1294122" calcext:value-type="float">
            <text:p>1.13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0.0003681428" calcext:value-type="float">
            <text:p>3.68E-04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0.9481442" calcext:value-type="float">
            <text:p>0.95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anaemia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-0.0005908551" calcext:value-type="float">
            <text:p>-5.91E-04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1.0617441" calcext:value-type="float">
            <text:p>1.06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&amp; </text:p>
          </table:table-cell>
          <table:table-cell table:style-name="ce12" office:value-type="float" office:value="-0.0001414002" calcext:value-type="float">
            <text:p>-1.41E-04</text:p>
          </table:table-cell>
          <table:table-cell office:value-type="string" calcext:value-type="string">
            <text:p>&amp; 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&amp; </text:p>
          </table:table-cell>
          <table:table-cell table:style-name="ce14" office:value-type="float" office:value="1.0249345" calcext:value-type="float">
            <text:p>1.02</text:p>
          </table:table-cell>
          <table:table-cell office:value-type="string" calcext:value-type="string">
            <text:p>&amp; 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2" table:number-rows-repeated="6"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 calcext:value-type="string">
            <text:p>feature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anaemia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lood_pressure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reatinine_phosphokinase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iabetes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jection_frac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nder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telets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rum_creatinine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rum_sodium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moking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&amp; 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2:Sheet1.G12" table:contains-header="false">
          <table:sort>
            <table:sort-by table:field-number="6" table:data-type="automatic"/>
          </table:sort>
        </table:database-range>
        <table:database-range table:name="__Anonymous_Sheet_DB__1" table:target-range-address="Latex.C28:Latex.C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00-00-00</text:date>, <text:time style:data-style-name="N2" text:time-value="11:26:38.49859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36:02.918408665</meta:creation-date>
    <dc:date>2019-01-24T18:19:28.701632899</dc:date>
    <meta:editing-duration>PT3H19M24S</meta:editing-duration>
    <meta:editing-cycles>7</meta:editing-cycles>
    <meta:generator>LibreOffice/6.0.7.3$Linux_X86_64 LibreOffice_project/00m0$Build-3</meta:generator>
    <meta:document-statistic meta:table-count="2" meta:cell-count="325" meta:object-count="0"/>
  </office:meta>
</office:document-meta>
</file>